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, sans-serif, 'Trebuchet MS', Times, serif"/>
    <style:font-face style:name="sans-serif" svg:font-family="sans-serif, 'Times New Roman', 'Trebuchet MS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6b3c"/>
    </style:style>
    <style:style style:name="P2" style:family="paragraph" style:parent-style-name="Standard">
      <style:text-properties officeooo:rsid="000b6b3c" officeooo:paragraph-rsid="000b6b3c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officeooo:rsid="0012b58a" officeooo:paragraph-rsid="0012b58a" fo:background-color="#ffff00"/>
    </style:style>
    <style:style style:name="P5" style:family="paragraph" style:parent-style-name="Standard">
      <style:text-properties officeooo:rsid="000d40cf" officeooo:paragraph-rsid="000d40cf"/>
    </style:style>
    <style:style style:name="P6" style:family="paragraph" style:parent-style-name="Standard">
      <style:text-properties officeooo:rsid="000f2865" officeooo:paragraph-rsid="000f2865"/>
    </style:style>
    <style:style style:name="P7" style:family="paragraph" style:parent-style-name="Standard">
      <style:text-properties officeooo:paragraph-rsid="00101a81"/>
    </style:style>
    <style:style style:name="P8" style:family="paragraph" style:parent-style-name="Standard">
      <style:text-properties officeooo:rsid="001033ff" officeooo:paragraph-rsid="001033ff"/>
    </style:style>
    <style:style style:name="P9" style:family="paragraph" style:parent-style-name="Standard">
      <style:text-properties officeooo:rsid="0011a68a" officeooo:paragraph-rsid="0011a68a"/>
    </style:style>
    <style:style style:name="P10" style:family="paragraph" style:parent-style-name="Standard">
      <style:text-properties officeooo:paragraph-rsid="0012b58a"/>
    </style:style>
    <style:style style:name="T1" style:family="text">
      <style:text-properties officeooo:rsid="00101a81"/>
    </style:style>
    <style:style style:name="T2" style:family="text">
      <style:text-properties fo:font-variant="normal" fo:text-transform="none" fo:color="#404040" style:font-name="Times New Roman" fo:font-size="9pt" fo:letter-spacing="normal" fo:font-style="normal" fo:font-weight="normal"/>
    </style:style>
    <style:style style:name="T3" style:family="text">
      <style:text-properties officeooo:rsid="0012b5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FGS 2oDAW – DAWEB</text:p>
      <text:p text:style-name="Standard"/>
      <text:p text:style-name="Standard">T0-CUADERNO 3 DIRECCIONAMIENTO III</text:p>
      <text:p text:style-name="Standard"/>
      <text:p text:style-name="Standard">Año académico: 2020 / 21</text:p>
      <text:p text:style-name="Standard"/>
      <text:p text:style-name="Standard">Actividad 1</text:p>
      <text:p text:style-name="Standard">En una instalación, encontramos una serie de equipos con la misma máscara de subred</text:p>
      <text:p text:style-name="Standard">(255.255.255.224) y cuyas direcciones IP son las que se exponen a continuación: 192.168.1.1 ;</text:p>
      <text:p text:style-name="Standard">192.168.1.34 ; 192.168.1.67 ; 192.168.1.100 ; 192.168.1.2 ; 192.168.1.36 ; 192.168.1.70 ;</text:p>
      <text:p text:style-name="Standard">192.168.1.104 192.168.1.3 ; 192.168.1.37 ; 192.168.1.69 ; 192.168.1.103 ; 192.168.1.4 ;</text:p>
      <text:p text:style-name="Standard">192.168.1.40 ; 192.168.2.71 ; 192.168.2.111 192.168.2.5 ; 192.168.2.44</text:p>
      <text:p text:style-name="Standard"/>
      <text:p text:style-name="Standard">Indicar:</text:p>
      <text:p text:style-name="Standard">a) A cuántas redes existen. (Por la clase de IP)</text:p>
      <text:p text:style-name="Standard"/>
      <text:p text:style-name="Standard">b) Cuáles son las redes identificadas en el apartado anterior</text:p>
      <text:p text:style-name="Standard"/>
      <text:p text:style-name="Standard">c) A cuántas subredes distintas pertenecen las IPs dadas</text:p>
      <text:p text:style-name="Standard"/>
      <text:p text:style-name="Standard">d) Cuáles son las subredes detectadas del apartado anterior</text:p>
      <text:p text:style-name="Standard"/>
      <text:p text:style-name="Standard">e) Cuántos equipos pertenecen a cada una de las subredes y cuales</text:p>
      <text:p text:style-name="Standard"/>
      <text:p text:style-name="Standard">Actividad 2</text:p>
      <text:p text:style-name="Standard">La red local de tu empresa utiliza la dirección IP 172.30.0.0/16. Inicialmente existen 25</text:p>
      <text:p text:style-name="Standard">subredes con un mínimo de 1000 hosts por subred. Se proyecta un crecimiento en los</text:p>
      <text:p text:style-name="Standard">próximos años de un total de 55 subredes. ¿Qué mascara de subred se deberá utilizar?</text:p>
      <text:p text:style-name="Standard"/>
      <text:p text:style-name="P2">Tendria que usar la mascara de subred 255.255.0.0</text:p>
      <text:p text:style-name="Standard"/>
      <text:p text:style-name="Standard"/>
      <text:p text:style-name="Standard">Actividad 3</text:p>
      <text:p text:style-name="Standard">¿Cuáles de las siguientes direcciones IP no pertenece a la misma subred si se ha utilizado la</text:p>
      <text:p text:style-name="Standard">máscara de subred 255.255.224.0?</text:p>
      <text:p text:style-name="P10"><text:span text:style-name="T3">Las ultimas no<text:tab/> den ser impares ya que serian reservado para el broadcast.</text:span></text:p>
      <text:p text:style-name="Standard"/>
      <text:p text:style-name="Standard">a) 172.16.66.24</text:p>
      <text:p text:style-name="P3">b) 172.16.65.33</text:p>
      <text:p text:style-name="P1">c) 172.16.64.42</text:p>
      <text:p text:style-name="P3">d) 172.16.63.51</text:p>
      <text:p text:style-name="P4"/>
      <text:p text:style-name="Standard"/>
      <text:p text:style-name="Standard">Actividad 4</text:p>
      <text:p text:style-name="Standard">Se tiene una dirección IP 172.17.111.0 con máscara 255.255.254.0, ¿cuántas subredes y</text:p>
      <text:p text:style-name="Standard">cuantos host validos habrá por subred?</text:p>
      <text:p text:style-name="Standard"/>
      <text:p text:style-name="P5">Subredes <text:s/>==&gt;32768</text:p>
      <text:p text:style-name="P5">Host ==&gt;65534 </text:p>
      <text:p text:style-name="P5"/>
      <text:p text:style-name="Standard"/>
      <text:p text:style-name="Standard"/>
      <text:p text:style-name="Standard"><text:soft-page-break/></text:p>
      <text:p text:style-name="Standard"/>
      <text:p text:style-name="Standard">Actividad 5</text:p>
      <text:p text:style-name="Standard">Usted esta designando un direccionamiento IP para cuatro subredes con la red 10.1.1.0. Se</text:p>
      <text:p text:style-name="Standard">prevé un crecimiento de una red por año en los próximos cuatro años. ¿Cuál será la máscara</text:p>
      <text:p text:style-name="Standard">que permita la mayor cantidad de host?</text:p>
      <text:p text:style-name="Standard"/>
      <text:p text:style-name="P6">La mascara que seria mas recomendable , seria la de 255.0.0.0 .</text:p>
      <text:p text:style-name="Standard"/>
      <text:p text:style-name="Standard"/>
      <text:p text:style-name="Standard">Actividad 6</text:p>
      <text:p text:style-name="Standard">A partir de la dirección IP 172.18.71.2 255.255.248.0, ¿cuál es la dirección de subred y de</text:p>
      <text:p text:style-name="Standard">broadcast a la que pertenece dicho host?</text:p>
      <text:p text:style-name="P7"><text:span text:style-name="T1">Subred ==&gt;172.18.71.128</text:span></text:p>
      <text:p text:style-name="P7"><text:span text:style-name="T1">Broadcast==&gt;172.18.71.255</text:span><text:span text:style-name="T2"> </text:span></text:p>
      <text:p text:style-name="Standard"/>
      <text:p text:style-name="Standard">Actividad 7</text:p>
      <text:p text:style-name="Standard">Una red clase B será dividida en 20 subredes a las que se sumaran 30 más en los próximos años</text:p>
      <text:p text:style-name="Standard">¿qué máscara se deberá utilizar para obtener un total de 800 host por subred?</text:p>
      <text:p text:style-name="P8">Tendriamos para este caso con los 800 host que nos piden tendriamos que coger unos 1024 que seria 2¹⁰ y por tanto seria 255.255.248</text:p>
      <text:p text:style-name="Standard"/>
      <text:p text:style-name="Standard"/>
      <text:p text:style-name="Standard">Actividad 8</text:p>
      <text:p text:style-name="Standard">A partir de la dirección IP 192.168.85.129 255.255.255.192, ¿cuál es la dirección de subred y de</text:p>
      <text:p text:style-name="Standard">broadcast a la que pertenece el host?</text:p>
      <text:p text:style-name="P9">Subred==&gt;192.85.129.128</text:p>
      <text:p text:style-name="P9">Broadcast==&gt;192.168.85.191</text:p>
      <text:p text:style-name="Standard"/>
      <text:p text:style-name="Standard">Actividad 9</text:p>
      <text:p text:style-name="Standard">Una red clase B será dividida en 20 subredes a las que se sumaran 4 más en los próximos años</text:p>
      <text:p text:style-name="Standard">¿qué mascara se deberá utilizar para obtener un total de 2000 host por subred?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, sans-serif, 'Trebuchet MS', Times, serif"/>
    <style:font-face style:name="sans-serif" svg:font-family="sans-serif, 'Times New Roman', 'Trebuchet MS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9:49:42.241950238</meta:creation-date>
    <dc:date>2020-10-05T20:55:31.160795675</dc:date>
    <meta:editing-duration>PT14M5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55" meta:word-count="451" meta:character-count="2725" meta:non-whitespace-character-count="2326"/>
  </office:meta>
</office:document-meta>
</file>